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paragraph-properties fo:margin-left="1.7cm" fo:margin-right="3.099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officeooo:rsid="000acf5c" officeooo:paragraph-rsid="000acf5c" style:text-blinking="false"/>
    </style:style>
    <style:style style:name="P2" style:family="paragraph" style:parent-style-name="Text_20_body" style:list-style-name="L1">
      <style:paragraph-properties fo:margin-left="1.7cm" fo:margin-right="3.099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style:text-blinking="false"/>
    </style:style>
    <style:style style:name="P3" style:family="paragraph" style:parent-style-name="Text_20_body" style:list-style-name="L1">
      <style:paragraph-properties fo:margin-left="1.7cm" fo:margin-right="3.099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officeooo:paragraph-rsid="000aa759" style:text-blinking="false"/>
    </style:style>
    <style:style style:name="P4" style:family="paragraph" style:parent-style-name="Text_20_body" style:list-style-name="L1">
      <style:paragraph-properties fo:margin-left="1.7cm" fo:margin-right="3.099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officeooo:paragraph-rsid="000a2e47" style:text-blinking="false"/>
    </style:style>
    <style:style style:name="P5" style:family="paragraph" style:parent-style-name="Text_20_body" style:list-style-name="L1">
      <style:paragraph-properties fo:margin-left="1.7cm" fo:margin-right="3.099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bold" officeooo:rsid="000acf5c" officeooo:paragraph-rsid="000acf5c" style:text-blinking="false" style:font-weight-asian="bold" style:font-weight-complex="bold"/>
    </style:style>
    <style:style style:name="P6" style:family="paragraph" style:parent-style-name="Text_20_body" style:list-style-name="L1" style:master-page-name="">
      <style:paragraph-properties fo:margin-left="1.7cm" fo:margin-right="3.099cm" fo:margin-top="0cm" fo:margin-bottom="0cm" style:contextual-spacing="false" fo:line-height="130%" fo:text-indent="0cm" style:auto-text-indent="false" style:page-number="auto"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style:text-blinking="false"/>
    </style:style>
    <style:style style:name="P7" style:family="paragraph" style:parent-style-name="Text_20_body">
      <style:paragraph-properties fo:margin-left="1.7cm" fo:margin-right="3.099cm" fo:line-height="130%" fo:text-indent="0cm" style:auto-text-indent="false" fo:padding="0cm" fo:border="none"/>
      <style:text-properties fo:language="sv" fo:country="SE"/>
    </style:style>
    <style:style style:name="T1" style:family="text">
      <style:text-properties officeooo:rsid="000a2e47"/>
    </style:style>
    <style:style style:name="T2" style:family="text">
      <style:text-properties officeooo:rsid="000aa759"/>
    </style:style>
    <style:style style:name="T3" style:family="text">
      <style:text-properties fo:font-weight="bold" style:font-weight-asian="bold" style:font-weight-complex="bold"/>
    </style:style>
    <style:style style:name="T4" style:family="text">
      <style:text-properties officeooo:rsid="000c1ee2"/>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80095572924600846" text:style-name="L1">
        <text:list-item>
          <text:p text:style-name="P6"><text:soft-page-break/><text:span text:style-name="T3">Bakgrund och problembeskrivning</text:span><text:line-break/>Beskriv det problem systemet skall lösa, alternativt det behov eller den möjlighet som finns med det nya systemet.</text:p>
        </text:list-item>
        <text:list-item>
          <text:p text:style-name="P2"><text:span text:style-name="T3">Användar/mål-grupper</text:span><text:line-break/>Beskriv de tilltänkta användarna, ju mindre generell din beskrivning är desto enklare att bygga en bra applikation.</text:p>
          <text:p text:style-name="P1">Tekniskt intresserade och kunniga personer, personer som generellt be-finner sig på forum så som Sweclockers och liknande. </text:p>
        </text:list-item>
        <text:list-item>
          <text:p text:style-name="P2"><text:span text:style-name="T3">Marknad</text:span><text:line-break/>Beskriv konkurrerande och liknande system. Vad gör dessa unika, vilka svagheter respektive styrkor har de, vilken målgrupp vänder de sig till? Försök att tänka brett och generellt (det kanske inte finns något annat system som är exakt samma som det du tänker göra); t.ex. hur löser användarna det problem du tänkt lösa i dagsläget?</text:p>
        </text:list-item>
        <text:list-item>
          <text:p text:style-name="P3"><text:span text:style-name="T3">Baskrav/Egenskaper/Features/Unique Selling Points</text:span><text:line-break/><text:span text:style-name="T4">Skapande av inlägg</text:span></text:p>
          <text:p text:style-name="P3"><text:span text:style-name="T2">Kommentera på posterna<text:line-break/>Komentera på kommentarerna, kommentarerna ska grupperas på så sätt att man visuellt ser vilka kommentarer som hör ihop, likt Reddit<text:line-break/>Skapa inläggsgrupper som samlar inlägg inom en viss kategori<text:line-break/>Sammanställa inlägg till en samling , även om dessa inlägg befinner sig I olika kategorier<text:line-break/></text:span><text:line-break/>Ett baskrav är ett krav på en hög nivå och innehåller inga detaljer, detaljerna kommer snarare i kravspecifikationen. Baskraven får gärna vara säljande, lyft fram det som gör din applikation bra, spännande, unik etc. Det är ingen mening med att lista “självklar” funktionalitet som t.ex. att “Användaren ska kunna logga in” (detta hör snarare hemma i kravspecifikationen). Sammantaget så skall baskraven lösa problemet i problembeskrivningen för den tilltänkta målgruppen på ett för marknaden unikt sätt.</text:p>
        </text:list-item>
        <text:list-item>
          <text:p text:style-name="P4"><text:span text:style-name="T3">Teknik</text:span><text:span text:style-name="T1"><text:line-break/>Programmeringsspråket är Python då jag är förhållandevis van vid det och det är ett enkelt språk att använda för många ändamål. <text:line-break/>Valet av databas är PostgreSQL då det är en bra databs som är väldigt populär. Eftersom jag inte kommer använda C# så är MSSQL inte något direkt val, även om det går att använda med Python också, men det är </text:span><text:soft-page-break/><text:span text:style-name="T1">mycket omständigare. En cache är inte direkt nödvändigt när man inte har ett stort antal användare, men det är en teknik som jag är intresserad av och vill se om det går att kombinera med applikationen jag tänkt göra.<text:line-break/><text:line-break/></text:span></text:p>
        </text:list-item>
        <text:list-item>
          <text:p text:style-name="P5">Christoffer Holmgren, ch222kv, Webprogrammering 2013</text:p>
        </text:list-item>
      </text:list>
      <text:p text:style-name="P7"><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6T10:11:34.706000000</meta:creation-date>
    <dc:date>2014-04-06T10:54:08.568000000</dc:date>
    <meta:editing-duration>PT28M2S</meta:editing-duration>
    <meta:editing-cycles>3</meta:editing-cycles>
    <meta:generator>LibreOffice/4.2.0.4$Windows_x86 LibreOffice_project/05dceb5d363845f2cf968344d7adab8dcfb2ba71</meta:generator>
    <meta:document-statistic meta:table-count="0" meta:image-count="0" meta:object-count="0" meta:page-count="3" meta:paragraph-count="9" meta:word-count="353" meta:character-count="2247" meta:non-whitespace-character-count="1904"/>
  </office:meta>
</office:document-meta>
</file>